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L48"/>
      <style:map style:condition="cell-content()=&quot;paraphrase&quot;" style:apply-style-name="Untitled2" style:base-cell-address="Sheet1.L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Assess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rdo di Toul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fr.en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it.en</text:p>
          </table:table-cell>
          <table:table-cell office:value-type="float" office:value="0.204124145231932" calcext:value-type="float">
            <text:p>0.204124145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1.1111111111111" calcext:value-type="float">
            <text:p>11.11111111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en</text:p>
          </table:table-cell>
          <table:table-cell office:value-type="float" office:value="0.258198889747161" calcext:value-type="float">
            <text:p>0.258198889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de.it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it.en</text:p>
          </table:table-cell>
          <table:table-cell office:value-type="float" office:value="0.29649972666444" calcext:value-type="float">
            <text:p>0.29649972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fr.en</text:p>
          </table:table-cell>
          <table:table-cell office:value-type="float" office:value="0.338061701891407" calcext:value-type="float">
            <text:p>0.33806170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fr</text:p>
          </table:table-cell>
          <table:table-cell office:value-type="float" office:value="0.356348322549899" calcext:value-type="float">
            <text:p>0.35634832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fr</text:p>
          </table:table-cell>
          <table:table-cell office:value-type="float" office:value="0.391924757669098" calcext:value-type="float">
            <text:p>0.391924757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.87804878048781" calcext:value-type="float">
            <text:p>4.87804878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en</text:p>
          </table:table-cell>
          <table:table-cell office:value-type="float" office:value="0.404519917477945" calcext:value-type="float">
            <text:p>0.4045199175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.05479452054794" calcext:value-type="float">
            <text:p>2.054794520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en</text:p>
          </table:table-cell>
          <table:table-cell office:value-type="float" office:value="0.425628265379374" calcext:value-type="float">
            <text:p>0.425628265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.89655172413793" calcext:value-type="float">
            <text:p>6.896551724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en</text:p>
          </table:table-cell>
          <table:table-cell office:value-type="float" office:value="0.435194139889245" calcext:value-type="float">
            <text:p>0.435194139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fr</text:p>
          </table:table-cell>
          <table:table-cell office:value-type="float" office:value="0.505181485540923" calcext:value-type="float">
            <text:p>0.505181485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7.7777777777778" calcext:value-type="float">
            <text:p>27.7777777778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de.en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en</text:p>
          </table:table-cell>
          <table:table-cell office:value-type="float" office:value="0.591607978309962" calcext:value-type="float">
            <text:p>0.59160797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de.it</text:p>
          </table:table-cell>
          <table:table-cell office:value-type="float" office:value="0.624037720753383" calcext:value-type="float">
            <text:p>0.624037720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4.6153846153846" calcext:value-type="float">
            <text:p>84.615384615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it</text:p>
          </table:table-cell>
          <table:table-cell office:value-type="float" office:value="0.629940788348712" calcext:value-type="float">
            <text:p>0.629940788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fr.en</text:p>
          </table:table-cell>
          <table:table-cell office:value-type="float" office:value="0.667423812471915" calcext:value-type="float">
            <text:p>0.66742381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en</text:p>
          </table:table-cell>
          <table:table-cell office:value-type="float" office:value="0.674199862463242" calcext:value-type="float">
            <text:p>0.67419986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it.en</text:p>
          </table:table-cell>
          <table:table-cell office:value-type="float" office:value="0.676123403782813" calcext:value-type="float">
            <text:p>0.67612340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4.4444444444444" calcext:value-type="float">
            <text:p>44.444444444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it</text:p>
          </table:table-cell>
          <table:table-cell office:value-type="float" office:value="0.707106781186547" calcext:value-type="float">
            <text:p>0.70710678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en</text:p>
          </table:table-cell>
          <table:table-cell office:value-type="float" office:value="0.707106781186547" calcext:value-type="float">
            <text:p>0.707106781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.89655172413793" calcext:value-type="float">
            <text:p>6.8965517241</text:p>
          </table:table-cell>
          <table:table-cell office:value-type="float" office:value="7.54716981132076" calcext:value-type="float">
            <text:p>7.547169811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en</text:p>
          </table:table-cell>
          <table:table-cell office:value-type="float" office:value="0.711286759159019" calcext:value-type="float">
            <text:p>0.711286759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it</text:p>
          </table:table-cell>
          <table:table-cell office:value-type="float" office:value="0.725240667622842" calcext:value-type="float">
            <text:p>0.72524066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3.1707317073171" calcext:value-type="float">
            <text:p>73.1707317073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it</text:p>
          </table:table-cell>
          <table:table-cell office:value-type="float" office:value="0.727606875108999" calcext:value-type="float">
            <text:p>0.7276068751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8.9041095890411" calcext:value-type="float">
            <text:p>8.904109589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it.en</text:p>
          </table:table-cell>
          <table:table-cell office:value-type="float" office:value="0.750651890605469" calcext:value-type="float">
            <text:p>0.750651890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3.77358490566038" calcext:value-type="float">
            <text:p>3.77358490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fr</text:p>
          </table:table-cell>
          <table:table-cell office:value-type="float" office:value="0.755928946018454" calcext:value-type="float">
            <text:p>0.7559289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it</text:p>
          </table:table-cell>
          <table:table-cell office:value-type="float" office:value="0.790569415042095" calcext:value-type="float">
            <text:p>0.79056941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.7241379310345" calcext:value-type="float">
            <text:p>51.724137931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en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it</text:p>
          </table:table-cell>
          <table:table-cell office:value-type="float" office:value="0.912870929175277" calcext:value-type="float">
            <text:p>0.912870929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2.3076923076923" calcext:value-type="float">
            <text:p>92.307692307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na di Igel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8.75" calcext:value-type="float">
            <text:p>68.75</text:p>
          </table:table-cell>
          <table:table-cell office:value-type="float" office:value="82.5" calcext:value-type="float">
            <text:p>82.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f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calcext:conditional-formats>
          <calcext:conditional-format calcext:target-range-address="Sheet1.H2:Sheet1.L48">
            <calcext:condition calcext:apply-style-name="Untitled1" calcext:value="=&quot;yes&quot;" calcext:base-cell-address="Sheet1.L48"/>
            <calcext:condition calcext:apply-style-name="Untitled2" calcext:value="=&quot;paraphrase&quot;" calcext:base-cell-address="Sheet1.L48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4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1:11.59529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2:53.94608651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577" meta:object-count="0"/>
  </office:meta>
</office:document-meta>
</file>